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8"/>SQL ASSIGNMENT 3</text:span></text:p>
      <text:p text:style-name="P2"/>
      <text:p text:style-name="P2"/>
      <text:p text:style-name="P2"/>
      <text:p text:style-name="P1"><text:span text:style-name="T1">Overview of SQL.</text:span></text:p>
      <text:p text:style-name="P2"/>
      <text:p text:style-name="P1"><text:span text:style-name="T1">1) Does ANSI recognize the data type DATE?</text:span></text:p>
      <text:p text:style-name="P1"><text:span text:style-name="T1">Solution -&gt; </text:span></text:p>
      <text:p text:style-name="P2"><text:span text:style-name="Strong_20_Emphasis"><text:span text:style-name="T1"/></text:span></text:p>
      <text:p text:style-name="P1"><text:span text:style-name="Strong_20_Emphasis"><text:span text:style-name="T1"><text:s text:c="14"/></text:span></text:span><text:span text:style-name="Strong_20_Emphasis"><text:span text:style-name="T2">date</text:span></text:span><text:span text:style-name="T2"> </text:span><text:span text:style-name="T3">complies with the ANSI SQL</text:span><text:span text:style-name="T2"> standard definition for the</text:span></text:p>
      <text:p text:style-name="P3"/>
      <text:p text:style-name="P1"><text:span text:style-name="T2"><text:s/>Gregorian calendar. The standard form of date is defined as</text:span><text:span text:style-name="T3"> YYYY-MM-DD.</text:span></text:p>
      <text:p text:style-name="P4"/>
      <text:p text:style-name="P4"/>
      <text:p text:style-name="P4"/>
      <text:p text:style-name="P4"/>
      <text:p text:style-name="P4"/>
      <text:p text:style-name="P1"><text:span text:style-name="T1">2) Which subdivision of SQL is used to insert values in tables?</text:span></text:p>
      <text:p text:style-name="P2"/>
      <text:p text:style-name="P1"><text:span text:style-name="T1">Solution = </text:span><text:span text:style-name="T4">T</text:span><text:span text:style-name="T5">he </text:span><text:span text:style-name="T6">INSERT Statement(DML COMMAND)</text:span><text:span text:style-name="T5"> is used to add new rows of data to a ta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0:52:54</meta:creation-date>
    <dc:language>en-IN</dc:language>
    <dc:date>2023-09-10T11:20:03</dc:date>
    <meta:editing-cycles>1</meta:editing-cycles>
    <meta:editing-duration>PT4M</meta:editing-duration>
    <meta:generator>LibreOffice/7.3.5.2$Linux_X86_64 LibreOffice_project/30$Build-2</meta:generator>
    <meta:document-statistic meta:table-count="0" meta:image-count="0" meta:object-count="0" meta:page-count="1" meta:paragraph-count="8" meta:word-count="66" meta:character-count="409" meta:non-whitespace-character-count="307"/>
    <meta:user-defined meta:name="AppVersion">15.0000</meta:user-defined>
  </office:meta>
</office:document-meta>
</file>